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5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50.5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98mm"/>
    </style:style>
    <style:style style:name="co6" style:family="table-column">
      <style:table-column-properties fo:break-before="auto" style:column-width="36.14mm"/>
    </style:style>
    <style:style style:name="co7" style:family="table-column">
      <style:table-column-properties fo:break-before="auto" style:column-width="31.5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p.2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usical form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1</text:p>
          </table:table-cell>
          <table:covered-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ffettuoso e sostenut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Presto</text:p>
          </table:table-cell>
          <table:table-cell office:value-type="string" calcext:value-type="string">
            <text:p>Allegro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2</text:p>
          </table:table-cell>
          <table:covered-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Aria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4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3</text:p>
          </table:table-cell>
          <table:covered-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con Spiri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Poco Adagio</text:p>
          </table:table-cell>
          <table:table-cell office:value-type="string" calcext:value-type="string">
            <text:p>Ari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. Allegro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4</text:p>
          </table:table-cell>
          <table:covered-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Un poco Adagio Affettuoso</text:p>
          </table:table-cell>
          <table:table-cell office:value-type="string" calcext:value-type="string">
            <text:p>Theme and variation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llegretto alla zingarese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Presto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5</text:p>
          </table:table-cell>
          <table:covered-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moderat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Minu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Adagio</text:p>
          </table:table-cell>
          <table:table-cell office:value-type="string" calcext:value-type="string">
            <text:p>Sicilia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inale: Fuga a due Soggetti</text:p>
          </table:table-cell>
          <table:table-cell office:value-type="string" calcext:value-type="string">
            <text:p>Fuga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Op.20 No.6</text:p>
          </table:table-cell>
          <table:covered-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llegro di Molto e Scherzando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Adagio, Cantabile</text:p>
          </table:table-cell>
          <table:table-cell office:value-type="string" calcext:value-type="string">
            <text:p>Sonat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Minuetto. Allegretto</text:p>
          </table:table-cell>
          <table:table-cell office:value-type="string" calcext:value-type="string">
            <text:p>Minuet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Fuga a 3 Soggetti. Allegro</text:p>
          </table:table-cell>
          <table:table-cell office:value-type="string" calcext:value-type="string">
            <text:p>Fuga</text:p>
          </table:table-cell>
        </table:table-row>
      </table:table>
      <table:table table:name="Missing Op.20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ssing movement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1 – III. Affettuoso e sostenu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2 – II. Adagi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3 – I. Allegro con Spiri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. Allegro di Molto</text:p>
          </table:table-cell>
          <table:covered-table-cell table:number-columns-repeated="3"/>
        </table:table-row>
        <table:table-row table:style-name="ro1">
          <table:table-cell office:value-type="string" calcext:value-type="string" table:number-columns-spanned="4" table:number-rows-spanned="1">
            <text:p>Op.20 No.4 – II. Un poco Adagio Affettuoso</text:p>
          </table:table-cell>
          <table:covered-table-cell table:number-columns-repeated="3"/>
        </table:table-row>
      </table:table>
      <table:table table:name="manual annotation" table:style-name="ta1">
        <table:table-column table:style-name="co4" table:number-columns-repeated="6" table:default-cell-style-name="ce1"/>
        <table:table-row table:style-name="ro1">
          <table:table-cell table:style-name="Default" office:value-type="string" calcext:value-type="string">
            <text:p>Original humdrum score</text:p>
          </table:table-cell>
          <table:table-cell table:style-name="Default" table:number-columns-repeated="3"/>
          <table:table-cell table:style-name="Default" office:value-type="string" calcext:value-type="string">
            <text:p>Appended analysis</text:p>
          </table:table-cell>
          <table:table-cell table:style-name="Default"/>
        </table:table-row>
        <table:table-row table:style-name="ro1">
          <table:table-cell table:number-columns-repeated="4" office:value-type="string" calcext:value-type="string">
            <text:p>**kern</text:p>
          </table:table-cell>
          <table:table-cell office:value-type="string" calcext:value-type="string">
            <text:p>**harm</text:p>
          </table:table-cell>
          <table:table-cell office:value-type="string" calcext:value-type="string">
            <text:p>**commentary</text:p>
          </table:table-cell>
        </table:table-row>
        <table:table-row table:style-name="ro1">
          <table:table-cell table:number-columns-repeated="6" office:value-type="string" calcext:value-type="string">
            <text:p>*k[b-e-]</text:p>
          </table:table-cell>
        </table:table-row>
        <table:table-row table:style-name="ro1">
          <table:table-cell table:number-columns-repeated="6" office:value-type="string" calcext:value-type="string">
            <text:p>*g:</text:p>
          </table:table-cell>
        </table:table-row>
        <table:table-row table:style-name="ro1">
          <table:table-cell office:value-type="string" calcext:value-type="string">
            <text:p>*clefF4</text:p>
          </table:table-cell>
          <table:table-cell office:value-type="string" calcext:value-type="string">
            <text:p>*clefC3</text:p>
          </table:table-cell>
          <table:table-cell table:number-columns-repeated="2" office:value-type="string" calcext:value-type="string">
            <text:p>*clefG2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table:number-columns-repeated="6" office:value-type="string" calcext:value-type="string">
            <text:p>*M3/4</text:p>
          </table:table-cell>
        </table:table-row>
        <table:table-row table:style-name="ro1">
          <table:table-cell table:number-columns-repeated="4" office:value-type="string" calcext:value-type="string">
            <text:p>2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4r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G</text:p>
          </table:table-cell>
          <table:table-cell office:value-type="string" calcext:value-type="string">
            <text:p>2.r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4b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iio</text:p>
          </table:table-cell>
          <table:table-cell office:value-type="string" calcext:value-type="string">
            <text:p>Not really diminished, missing the fifth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  <table:table-cell table:formula="of:=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2r</text:p>
          </table:table-cell>
          <table:table-cell office:value-type="string" calcext:value-type="string">
            <text:p>2e-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g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4B-</text:p>
          </table:table-cell>
          <table:table-cell table:number-columns-repeated="2" office:value-type="string" calcext:value-type="string">
            <text:p>4d</text:p>
          </table:table-cell>
          <table:table-cell office:value-type="string" calcext:value-type="string">
            <text:p>4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  <table:table-cell table:formula="of:=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[2.A</text:p>
          </table:table-cell>
          <table:table-cell office:value-type="string" calcext:value-type="string">
            <text:p>[2.c</text:p>
          </table:table-cell>
          <table:table-cell office:value-type="string" calcext:value-type="string">
            <text:p>[2.f#</text:p>
          </table:table-cell>
          <table:table-cell office:value-type="string" calcext:value-type="string">
            <text:p>4cc</text:p>
          </table:table-cell>
          <table:table-cell office:value-type="string" calcext:value-type="string">
            <text:p>viio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cc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  <table:table-cell table:formula="of:=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.A_</text:p>
          </table:table-cell>
          <table:table-cell office:value-type="string" calcext:value-type="string">
            <text:p>2.c_</text:p>
          </table:table-cell>
          <table:table-cell office:value-type="string" calcext:value-type="string">
            <text:p>2.f#_</text:p>
          </table:table-cell>
          <table:table-cell office:value-type="string" calcext:value-type="string">
            <text:p>2ee-</text:p>
          </table:table-cell>
          <table:table-cell office:value-type="string" calcext:value-type="string">
            <text:p>viioD7b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ee-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  <table:table-cell table:formula="of:=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A]</text:p>
          </table:table-cell>
          <table:table-cell office:value-type="string" calcext:value-type="string">
            <text:p>4c]</text:p>
          </table:table-cell>
          <table:table-cell office:value-type="string" calcext:value-type="string">
            <text:p>4f#]</text:p>
          </table:table-cell>
          <table:table-cell office:value-type="string" calcext:value-type="string">
            <text:p>4dd</text:p>
          </table:table-cell>
          <table:table-cell office:value-type="string" calcext:value-type="string">
            <text:p>V7c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2r</text:p>
          </table:table-cell>
          <table:table-cell office:value-type="string" calcext:value-type="string">
            <text:p>4r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4d</text:p>
          </table:table-cell>
          <table:table-cell table:number-columns-repeated="2" office:value-type="string" calcext:value-type="string">
            <text:p>.</text:p>
          </table:table-cell>
        </table:table-row>
      </table:table>
      <table:table table:name="Results" table:style-name="ta1">
        <table:table-column table:style-name="co4" table:number-columns-repeated="3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Mvt.</text:p>
          </table:table-cell>
          <table:table-cell office:value-type="string" calcext:value-type="string">
            <text:p>Matching time units</text:p>
          </table:table-cell>
          <table:table-cell office:value-type="string" calcext:value-type="string">
            <text:p>Total time units</text:p>
          </table:table-cell>
          <table:table-cell table:style-name="Default"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Op.20 No.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261" calcext:value-type="float">
            <text:p>2261</text:p>
          </table:table-cell>
          <table:table-cell office:value-type="float" office:value="3489" calcext:value-type="float">
            <text:p>3489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221" calcext:value-type="float">
            <text:p>221</text:p>
          </table:table-cell>
          <table:table-cell office:value-type="float" office:value="805" calcext:value-type="float">
            <text:p>805</text:p>
          </table:table-cell>
          <table:table-cell office:value-type="percentage" office:value="0.2745" calcext:value-type="percentage">
            <text:p>27,45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1319" calcext:value-type="float">
            <text:p>1319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7624" calcext:value-type="percentage">
            <text:p>76,24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32" calcext:value-type="float">
            <text:p>332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2576" calcext:value-type="percentage">
            <text:p>25,76%</text:p>
          </table:table-cell>
        </table:table-row>
        <table:table-row table:style-name="ro1">
          <table:table-cell office:value-type="string" calcext:value-type="string">
            <text:p>Op.20 No.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254" calcext:value-type="float">
            <text:p>1254</text:p>
          </table:table-cell>
          <table:table-cell office:value-type="float" office:value="5137" calcext:value-type="float">
            <text:p>5137</text:p>
          </table:table-cell>
          <table:table-cell office:value-type="percentage" office:value="0.2441" calcext:value-type="percentage">
            <text:p>24,41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119" calcext:value-type="float">
            <text:p>1119</text:p>
          </table:table-cell>
          <table:table-cell office:value-type="float" office:value="2017" calcext:value-type="float">
            <text:p>2017</text:p>
          </table:table-cell>
          <table:table-cell office:value-type="percentage" office:value="0.5548" calcext:value-type="percentage">
            <text:p>55,48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713" calcext:value-type="float">
            <text:p>713</text:p>
          </table:table-cell>
          <table:table-cell office:value-type="float" office:value="1033" calcext:value-type="float">
            <text:p>1033</text:p>
          </table:table-cell>
          <table:table-cell office:value-type="percentage" office:value="0.6902" calcext:value-type="percentage">
            <text:p>69,02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309" calcext:value-type="float">
            <text:p>309</text:p>
          </table:table-cell>
          <table:table-cell office:value-type="float" office:value="1945" calcext:value-type="float">
            <text:p>1945</text:p>
          </table:table-cell>
          <table:table-cell office:value-type="percentage" office:value="0.1589" calcext:value-type="percentage">
            <text:p>15,89%</text:p>
          </table:table-cell>
        </table:table-row>
        <table:table-row table:style-name="ro1">
          <table:table-cell office:value-type="string" calcext:value-type="string">
            <text:p>Op.20 No.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26" calcext:value-type="float">
            <text:p>2426</text:p>
          </table:table-cell>
          <table:table-cell office:value-type="float" office:value="4322" calcext:value-type="float">
            <text:p>4322</text:p>
          </table:table-cell>
          <table:table-cell office:value-type="percentage" office:value="0.5613" calcext:value-type="percentage">
            <text:p>56,13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21" calcext:value-type="float">
            <text:p>121</text:p>
          </table:table-cell>
          <table:table-cell office:value-type="float" office:value="535" calcext:value-type="float">
            <text:p>535</text:p>
          </table:table-cell>
          <table:table-cell office:value-type="percentage" office:value="0.2262" calcext:value-type="percentage">
            <text:p>22,62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386" calcext:value-type="float">
            <text:p>3386</text:p>
          </table:table-cell>
          <table:table-cell office:value-type="float" office:value="4069" calcext:value-type="float">
            <text:p>4069</text:p>
          </table:table-cell>
          <table:table-cell office:value-type="percentage" office:value="0.8321" calcext:value-type="percentage">
            <text:p>83,21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535" calcext:value-type="float">
            <text:p>535</text:p>
          </table:table-cell>
          <table:table-cell office:value-type="float" office:value="1681" calcext:value-type="float">
            <text:p>1681</text:p>
          </table:table-cell>
          <table:table-cell office:value-type="percentage" office:value="0.3183" calcext:value-type="percentage">
            <text:p>31,83%</text:p>
          </table:table-cell>
        </table:table-row>
        <table:table-row table:style-name="ro1">
          <table:table-cell office:value-type="string" calcext:value-type="string">
            <text:p>Op.20 No.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464" calcext:value-type="float">
            <text:p>2464</text:p>
          </table:table-cell>
          <table:table-cell office:value-type="float" office:value="3663" calcext:value-type="float">
            <text:p>3663</text:p>
          </table:table-cell>
          <table:table-cell office:value-type="percentage" office:value="0.6727" calcext:value-type="percentage">
            <text:p>67,2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992" calcext:value-type="float">
            <text:p>1992</text:p>
          </table:table-cell>
          <table:table-cell office:value-type="float" office:value="3922" calcext:value-type="float">
            <text:p>3922</text:p>
          </table:table-cell>
          <table:table-cell office:value-type="percentage" office:value="0.5079" calcext:value-type="percentage">
            <text:p>50,79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65" calcext:value-type="float">
            <text:p>65</text:p>
          </table:table-cell>
          <table:table-cell office:value-type="float" office:value="223" calcext:value-type="float">
            <text:p>223</text:p>
          </table:table-cell>
          <table:table-cell office:value-type="percentage" office:value="0.2915" calcext:value-type="percentage">
            <text:p>29,15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651" calcext:value-type="float">
            <text:p>1651</text:p>
          </table:table-cell>
          <table:table-cell office:value-type="float" office:value="6289" calcext:value-type="float">
            <text:p>6289</text:p>
          </table:table-cell>
          <table:table-cell office:value-type="percentage" office:value="0.2625" calcext:value-type="percentage">
            <text:p>26,25%</text:p>
          </table:table-cell>
        </table:table-row>
        <table:table-row table:style-name="ro1">
          <table:table-cell office:value-type="string" calcext:value-type="string">
            <text:p>Op.20 No.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950" calcext:value-type="float">
            <text:p>4950</text:p>
          </table:table-cell>
          <table:table-cell office:value-type="float" office:value="7729" calcext:value-type="float">
            <text:p>7729</text:p>
          </table:table-cell>
          <table:table-cell office:value-type="percentage" office:value="0.6404" calcext:value-type="percentage">
            <text:p>64,04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793" calcext:value-type="float">
            <text:p>793</text:p>
          </table:table-cell>
          <table:table-cell office:value-type="float" office:value="1201" calcext:value-type="float">
            <text:p>1201</text:p>
          </table:table-cell>
          <table:table-cell office:value-type="percentage" office:value="0.6603" calcext:value-type="percentage">
            <text:p>66,03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2617" calcext:value-type="float">
            <text:p>2617</text:p>
          </table:table-cell>
          <table:table-cell office:value-type="float" office:value="3061" calcext:value-type="float">
            <text:p>3061</text:p>
          </table:table-cell>
          <table:table-cell office:value-type="percentage" office:value="0.8549" calcext:value-type="percentage">
            <text:p>85,49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798" calcext:value-type="float">
            <text:p>798</text:p>
          </table:table-cell>
          <table:table-cell office:value-type="float" office:value="1473" calcext:value-type="float">
            <text:p>1473</text:p>
          </table:table-cell>
          <table:table-cell office:value-type="percentage" office:value="0.5418" calcext:value-type="percentage">
            <text:p>54,18%</text:p>
          </table:table-cell>
        </table:table-row>
        <table:table-row table:style-name="ro1">
          <table:table-cell office:value-type="string" calcext:value-type="string">
            <text:p>Op.20 No.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808" calcext:value-type="float">
            <text:p>1808</text:p>
          </table:table-cell>
          <table:table-cell office:value-type="float" office:value="3985" calcext:value-type="float">
            <text:p>3985</text:p>
          </table:table-cell>
          <table:table-cell office:value-type="percentage" office:value="0.4537" calcext:value-type="percentage">
            <text:p>45,37%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6217" calcext:value-type="float">
            <text:p>6217</text:p>
          </table:table-cell>
          <table:table-cell office:value-type="float" office:value="7585" calcext:value-type="float">
            <text:p>7585</text:p>
          </table:table-cell>
          <table:table-cell office:value-type="percentage" office:value="0.8196" calcext:value-type="percentage">
            <text:p>81,96%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405" calcext:value-type="float">
            <text:p>405</text:p>
          </table:table-cell>
          <table:table-cell office:value-type="float" office:value="505" calcext:value-type="float">
            <text:p>505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1361" calcext:value-type="float">
            <text:p>1361</text:p>
          </table:table-cell>
          <table:table-cell office:value-type="float" office:value="3041" calcext:value-type="float">
            <text:p>3041</text:p>
          </table:table-cell>
          <table:table-cell office:value-type="percentage" office:value="0.4476" calcext:value-type="percentage">
            <text:p>44,76%</text:p>
          </table:table-cell>
        </table:table-row>
      </table:table>
      <table:table table:name="Chord distributions" table:style-name="ta1"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Op.20 No.1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8 (24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7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10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4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5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3 (3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9 (4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2 (12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2 (17.3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9 (31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1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4 (31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8 (1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1 (1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6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2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6 (34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8 (34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9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3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2 (39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0 (23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8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7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9 (8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9 (37.0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5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9 (30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7 (7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2 (14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6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5 (29.0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3">
          <table:table-cell office:value-type="string" calcext:value-type="string">
            <text:p>Op.20 No.1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3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2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8 (14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8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2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0 (4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1 (29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2 (4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2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1 (14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2 (3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3">
          <table:table-cell office:value-type="string" calcext:value-type="string">
            <text:p>Op.20 No.2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2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6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3 (10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7 (7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2 (5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4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4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26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8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14.3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9 (9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0 (41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1.7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3">
          <table:table-cell office:value-type="string" calcext:value-type="string">
            <text:p>Op.20 No.2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6 (23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5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9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3 (1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4.4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9.1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6 (3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26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7 (3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2 (20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7 (8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7 (32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3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3">
          <table:table-cell office:value-type="string" calcext:value-type="string">
            <text:p>Op.20 No.2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7 (28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4 (4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12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10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7 (3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2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2 (32.8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2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22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8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38 (29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3">
          <table:table-cell office:value-type="string" calcext:value-type="string">
            <text:p>Op.20 No.2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9 (18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7 (8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52 (12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8 (11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0 (9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5 (1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8 (33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8 (4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01 (19.6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42 (8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0 (1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49 (9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8 (17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6 (40.0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8 (3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1 (15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2 (6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3 (10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0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0 (3.1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28 (4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3 (0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5 (4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28 (27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8 (6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2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5 (13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7 (12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3 (3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3 (4.9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66" calcext:value-type="float">
            <text:p>466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31 (2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4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3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1 (7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1 (0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3 (43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4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3.4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1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10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3 (15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1 (34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4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2 (36.2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1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6 (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73 (42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1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36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5 (1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7 (3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6 (35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3">
          <table:table-cell office:value-type="string" calcext:value-type="string">
            <text:p>Op.20 No.3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8 (29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6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0 (1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2 (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 (1.8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2 (38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1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0 (6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3.0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7 (34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3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 (0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9 (13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6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7 (39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3">
          <table:table-cell office:value-type="string" calcext:value-type="string">
            <text:p>Op.20 No.4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11 (3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1.4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0 (1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9 (11.3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5 (1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01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1 (0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3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5" calcext:value-type="float">
            <text:p>34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32 (30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3 (5.2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 (0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4 (12.3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1 (13.9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6 (35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1 (2.5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38" calcext:value-type="float">
            <text:p>438</text:p>
          </table:table-cell>
          <table:table-cell/>
        </table:table-row>
        <table:table-row table:style-name="ro3">
          <table:table-cell office:value-type="string" calcext:value-type="string">
            <text:p>Op.20 No.4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0 (22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1 (8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6 (17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7 (14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 (1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23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7 (2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8 (3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6 (6.1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61" calcext:value-type="float">
            <text:p>2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7 (31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0 (3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8 (21.0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6 (5.8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1 (3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6" calcext:value-type="float">
            <text:p>276</text:p>
          </table:table-cell>
          <table:table-cell/>
        </table:table-row>
        <table:table-row table:style-name="ro3">
          <table:table-cell office:value-type="string" calcext:value-type="string">
            <text:p>Op.20 No.4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0 (30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5 (7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4 (6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 (4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12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5 (38.4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8 (33.9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1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 (37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5 (9.4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3">
          <table:table-cell office:value-type="string" calcext:value-type="string">
            <text:p>Op.20 No.4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82 (27.0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1 (3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0 (9.9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8 (9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0 (13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3 (0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6 (31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2.9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03" calcext:value-type="float">
            <text:p>3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01 (33.2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3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5 (1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4 (1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51 (16.7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29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4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04" calcext:value-type="float">
            <text:p>304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8 (29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2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5 (6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9 (8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2 (9.4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4 (40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4 (1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5 (2.1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60 (31.8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0 (1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9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72 (14.3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47 (9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5 (38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9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3 (28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7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6 (17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7.8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 (3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1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48 (31.5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6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7 (4.6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5 (37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2 (1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15.0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5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56 (38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2.0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5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6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2 (6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9 (4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4 (12.6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2 (43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5 (30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6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0 (9.5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0 (14.2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38.5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3">
          <table:table-cell office:value-type="string" calcext:value-type="string">
            <text:p>Op.20 No.5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71 (28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6 (6.4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4 (13.7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9.7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9 (3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9 (36.0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1.6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2 (26.9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4 (4.1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0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6 (19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1 (6.1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37 (40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8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3">
          <table:table-cell office:value-type="string" calcext:value-type="string">
            <text:p>Op.20 No.6</text:p>
            <text:p>1st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98 (33.6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3 (4.4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7 (5.8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2 (7.5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8 (6.1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T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17 (40.2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2 (0.6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146 (36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6 (1.5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60 (1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3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55 (38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0.7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3">
          <table:table-cell office:value-type="string" calcext:value-type="string">
            <text:p>Op.20 No.6</text:p>
            <text:p>2n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49 (26.2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24 (12.8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3 (6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8 (4.2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81 (43.3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 (1.6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53 (31.1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6 (3.5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31 (18.2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5 (8.8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61 (35.88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4 (2.3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3">
          <table:table-cell office:value-type="string" calcext:value-type="string">
            <text:p>Op.20 No.6</text:p>
            <text:p>3rd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6 (41.2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3 (4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8 (12.7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2 (3.1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2 (34.92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 (1.5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27 (45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1 (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12 (20.00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9 (31.6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3">
          <table:table-cell office:value-type="string" calcext:value-type="string">
            <text:p>Op.20 No.6</text:p>
            <text:p>4th movement</text:p>
          </table:table-cell>
          <table:table-cell office:value-type="string" calcext:value-type="string">
            <text:p>Root distribu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Manual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6 (23.7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0 (10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14 (5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5 (8.9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36 (12.95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90 (32.37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N</text:p>
          </table:table-cell>
          <table:table-cell office:value-type="string" calcext:value-type="string">
            <text:p>1 (0.3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16 (5.7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278" calcext:value-type="float">
            <text:p>2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string" calcext:value-type="string">
            <text:p>Number of chords</text:p>
          </table:table-cell>
          <table:table-cell office:value-type="string" calcext:value-type="string">
            <text:p>Automatic annotation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66 (19.6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office:value-type="string" calcext:value-type="string">
            <text:p>38 (11.31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I</text:p>
          </table:table-cell>
          <table:table-cell office:value-type="string" calcext:value-type="string">
            <text:p>6 (1.79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V</text:p>
          </table:table-cell>
          <table:table-cell office:value-type="string" calcext:value-type="string">
            <text:p>24 (7.1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</text:p>
          </table:table-cell>
          <table:table-cell office:value-type="string" calcext:value-type="string">
            <text:p>60 (17.86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111 (33.04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II</text:p>
          </table:table-cell>
          <table:table-cell office:value-type="string" calcext:value-type="string">
            <text:p>31 (9.23%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336" calcext:value-type="float">
            <text:p>3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.00.0000</text:date>, <text:time style:data-style-name="N2" text:time-value="16:10:37.9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7:56:35.135000000</meta:creation-date>
    <meta:editing-duration>PT13H3M43S</meta:editing-duration>
    <meta:editing-cycles>11</meta:editing-cycles>
    <meta:generator>LibreOffice/5.2.2.2$Windows_x86 LibreOffice_project/8f96e87c890bf8fa77463cd4b640a2312823f3ad</meta:generator>
    <dc:date>2017-08-02T16:54:11.471000000</dc:date>
    <meta:document-statistic meta:table-count="5" meta:cell-count="1368" meta:object-count="0"/>
  </office:meta>
</office:document-meta>
</file>